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4 Sheet1.C1:Sheet1.C1 Sheet1.C2:Sheet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4 Sheet1.D1:Sheet1.D1 Sheet1.D2:Sheet1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Gunicorn</text:p>
          </table:table-cell>
          <table:table-cell table:style-name="ce3" office:value-type="float" office:value="1799" calcext:value-type="float">
            <text:p>1799</text:p>
          </table:table-cell>
          <table:table-cell table:style-name="ce3" office:value-type="float" office:value="26883" calcext:value-type="float">
            <text:p>26883</text:p>
          </table:table-cell>
          <table:table-cell table:style-name="ce3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Flask+Gunicorn</text:p>
          </table:table-cell>
          <table:table-cell table:style-name="ce3" office:value-type="float" office:value="2714" calcext:value-type="float">
            <text:p>2714</text:p>
          </table:table-cell>
          <table:table-cell table:style-name="ce3" office:value-type="float" office:value="26742" calcext:value-type="float">
            <text:p>26742</text:p>
          </table:table-cell>
          <table:table-cell table:style-name="ce3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iohttp.web+API-Hour</text:p>
          </table:table-cell>
          <table:table-cell table:style-name="ce3" office:value-type="float" office:value="3995" calcext:value-type="float">
            <text:p>3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" calcext:value-type="float">
            <text:p>0.00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23:07:58.602462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2-24T23:20:20.705317492</dc:date>
    <dc:creator>Ludovic Gasc</dc:creator>
    <meta:editing-duration>PT30M46S</meta:editing-duration>
    <meta:editing-cycles>7</meta:editing-cycles>
    <meta:generator>LibreOffice/4.2.7.2$Linux_X86_64 LibreOffice_project/420m0$Build-2</meta:generator>
    <meta:document-statistic meta:table-count="1" meta:cell-count="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1:Sheet1.B4" chart:data-source-has-labels="both" svg:x="0.297cm" svg:y="0.211cm" svg:width="14.282cm" svg:height="10.177cm">
          <chartooo:coordinate-region svg:x="1.289cm" svg:y="0.41cm" svg:width="13.29cm" svg:height="9.33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1799">
                <text:p>1799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3995">
                <text:p>3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4 Sheet1.C1:Sheet1.C4" chart:data-source-has-labels="both" svg:x="0.297cm" svg:y="0.2cm" svg:width="14.26cm" svg:height="9.614cm">
          <chartooo:coordinate-region svg:x="1.342cm" svg:y="0.373cm" svg:width="13.215cm" svg:height="8.794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" chart:label-cell-address="Sheet1.C1:Sheet1.C1" chart:class="chart:bar"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26883">
                <text:p>26883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4 Sheet1.D1:Sheet1.D4" chart:data-source-has-labels="both" svg:x="0.295cm" svg:y="0.208cm" svg:width="14.175cm" svg:height="9.997cm">
          <chartooo:coordinate-region svg:x="1.102cm" svg:y="0.407cm" svg:width="13.368cm" svg:height="9.15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" chart:label-cell-address="Sheet1.D1:Sheet1.D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97">
                <text:p>97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